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358b"/>
    </style:style>
    <style:style style:name="P2" style:family="paragraph" style:parent-style-name="Standard">
      <style:text-properties officeooo:rsid="00077447" officeooo:paragraph-rsid="0016358b"/>
    </style:style>
    <style:style style:name="P3" style:family="paragraph" style:parent-style-name="Standard">
      <style:text-properties officeooo:rsid="00077447" officeooo:paragraph-rsid="00177ef4"/>
    </style:style>
    <style:style style:name="T1" style:family="text">
      <style:text-properties officeooo:rsid="0016358b"/>
    </style:style>
    <style:style style:name="T2" style:family="text">
      <style:text-properties officeooo:rsid="00177e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ey trajectory dates</text:span></text:p>
      <text:p text:style-name="P1"><text:span text:style-name="T1">Launch: 25-Feb-2020 12:52:48.317</text:span></text:p>
      <text:p text:style-name="P2">VGA: 15-Sep-2020 12:00:00</text:p>
      <text:p text:style-name="P2">EGA1: 12-Jul-2021 12:00:00</text:p>
      <text:p text:style-name="P2">EGA2: 12-Jul-2023 12:00:00</text:p>
      <text:p text:style-name="P2"><text:span text:style-name="T1">JOI: 14-Feb-2026 12:00:00</text:span></text:p>
      <text:p text:style-name="P2"><text:span text:style-name="T1"/></text:p>
      <text:p text:style-name="P3"><text:span text:style-name="T1">I kept the GA/JOI dates the same because I got a really low V-infinity error with them. Launch was targe</text:span><text:span text:style-name="T1">ted in ST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7:32:09.38</meta:creation-date>
    <dc:date>2016-04-19T07:35:57.12</dc:date>
    <meta:editing-duration>PT17S</meta:editing-duration>
    <meta:editing-cycles>2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7" meta:word-count="40" meta:character-count="269" meta:non-whitespace-character-count="236"/>
  </office:meta>
</office:document-meta>
</file>